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3366" draw:textarea-vertical-align="middle"/>
    </style:style>
    <style:style style:name="gr2" style:family="graphic" style:parent-style-name="standard">
      <style:graphic-properties draw:fill="solid" draw:fill-color="#336699" draw:textarea-vertical-align="middle"/>
    </style:style>
    <style:style style:name="gr3" style:family="graphic" style:parent-style-name="standard">
      <style:graphic-properties draw:fill="solid" draw:fill-color="#6699cc" draw:textarea-vertical-align="middle"/>
    </style:style>
    <style:style style:name="gr4" style:family="graphic" style:parent-style-name="standard">
      <style:graphic-properties draw:fill="solid" draw:fill-color="#99ccff" draw:textarea-vertical-align="middle"/>
    </style:style>
    <style:style style:name="gr5" style:family="graphic" style:parent-style-name="standard">
      <style:graphic-properties draw:fill="solid" draw:fill-color="#99cccc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40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81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4.838cm" svg:height="8.174cm" svg:x="1.054cm" svg:y="1.081cm">
          <text:p/>
        </draw:rect>
        <draw:rect draw:style-name="gr2" draw:text-style-name="P1" draw:layer="layout" svg:width="21.32cm" svg:height="7.885cm" svg:x="1.27cm" svg:y="1.243cm">
          <text:p/>
        </draw:rect>
        <draw:rect draw:style-name="gr3" draw:text-style-name="P1" draw:layer="layout" svg:width="14.351cm" svg:height="6.869cm" svg:x="8.001cm" svg:y="2.132cm">
          <text:p/>
        </draw:rect>
        <draw:rect draw:style-name="gr3" draw:text-style-name="P2" draw:layer="layout" svg:width="5.253cm" svg:height="6.742cm" svg:x="1.524cm" svg:y="2.132cm">
          <text:p/>
        </draw:rect>
        <draw:rect draw:style-name="gr4" draw:text-style-name="P2" xml:id="id3" draw:id="id3" draw:layer="layout" svg:width="2.786cm" svg:height="1.122cm" svg:x="13.924cm" svg:y="6.655cm">
          <text:p text:style-name="P3"><text:span text:style-name="T1">Reducción</text:span></text:p>
        </draw:rect>
        <draw:rect draw:style-name="gr5" draw:text-style-name="P2" xml:id="id6" draw:id="id6" draw:layer="layout" svg:width="2.506cm" svg:height="1.13cm" svg:x="23.248cm" svg:y="7.708cm">
          <text:p text:style-name="P3"><text:span text:style-name="T1">Carga</text:span></text:p>
        </draw:rect>
        <draw:rect draw:style-name="gr4" draw:text-style-name="P2" xml:id="id1" draw:id="id1" draw:layer="layout" svg:width="4.318cm" svg:height="1.122cm" svg:x="8.628cm" svg:y="6.655cm">
          <text:p text:style-name="P3"><text:span text:style-name="T1">Motor DC</text:span></text:p>
        </draw:rect>
        <draw:frame draw:style-name="gr6" draw:text-style-name="P4" draw:layer="layout" svg:width="4.909cm" svg:height="0.983cm" svg:x="8.109cm" svg:y="2.032cm">
          <draw:text-box>
            <text:p><text:span text:style-name="T2">Sistema motor</text:span></text:p>
          </draw:text-box>
        </draw:frame>
        <draw:rect draw:style-name="gr4" draw:text-style-name="P2" xml:id="id2" draw:id="id2" draw:layer="layout" svg:width="4.318cm" svg:height="1.184cm" svg:x="8.628cm" svg:y="4.834cm">
          <text:p text:style-name="P3"><text:span text:style-name="T1">Encoder motor</text:span></text:p>
        </draw:rect>
        <draw:connector draw:style-name="gr7" draw:text-style-name="P1" draw:layer="layout" draw:type="lines" svg:x1="10.787cm" svg:y1="6.655cm" svg:x2="10.787cm" svg:y2="6.018cm" draw:start-shape="id1" draw:start-glue-point="0" draw:end-shape="id2" draw:end-glue-point="2" svg:d="M10787 6655v-501 365-501">
          <text:p/>
        </draw:connector>
        <draw:frame draw:style-name="gr8" draw:layer="layout" svg:width="5.044cm" svg:height="0.963cm" svg:x="1.433cm" svg:y="2.058cm">
          <draw:text-box>
            <text:p>Placa de control</text:p>
          </draw:text-box>
        </draw:frame>
        <draw:rect draw:style-name="gr4" draw:text-style-name="P2" xml:id="id9" draw:id="id9" draw:layer="layout" svg:width="4.318cm" svg:height="1.027cm" svg:x="1.932cm" svg:y="3.348cm">
          <text:p text:style-name="P3"><text:span text:style-name="T1">Encoder disco</text:span></text:p>
        </draw:rect>
        <draw:rect draw:style-name="gr4" draw:text-style-name="P2" xml:id="id4" draw:id="id4" draw:layer="layout" svg:width="4.164cm" svg:height="1.118cm" svg:x="17.745cm" svg:y="6.659cm">
          <text:p text:style-name="P3"><text:span text:style-name="T1">Disco / Carrete</text:span></text:p>
        </draw:rect>
        <draw:connector draw:style-name="gr7" draw:text-style-name="P1" draw:layer="layout" draw:type="lines" svg:x1="12.946cm" svg:y1="7.216cm" svg:x2="13.924cm" svg:y2="7.216cm" draw:start-shape="id1" draw:start-glue-point="1" draw:end-shape="id3" draw:end-glue-point="3" svg:d="M12946 7216h501-24 501">
          <text:p/>
        </draw:connector>
        <draw:frame draw:style-name="gr9" draw:text-style-name="P5" draw:layer="layout" svg:width="3.313cm" svg:height="1.055cm" svg:x="1.143cm" svg:y="1.169cm">
          <draw:text-box>
            <text:p><text:span text:style-name="T3">Updown</text:span></text:p>
          </draw:text-box>
        </draw:frame>
        <draw:rect draw:style-name="gr4" draw:text-style-name="P2" xml:id="id5" draw:id="id5" draw:layer="layout" svg:width="4.164cm" svg:height="1.08cm" svg:x="17.745cm" svg:y="7.737cm">
          <text:p text:style-name="P3"><text:span text:style-name="T1">Polea</text:span></text:p>
        </draw:rect>
        <draw:connector draw:style-name="gr7" draw:text-style-name="P1" draw:layer="layout" svg:x1="16.71cm" svg:y1="7.216cm" svg:x2="17.745cm" svg:y2="7.218cm" draw:start-shape="id3" draw:start-glue-point="1" draw:end-shape="id4" draw:end-glue-point="3" svg:d="M16710 7216h518v2h517">
          <text:p/>
        </draw:connector>
        <draw:connector draw:style-name="gr7" draw:text-style-name="P1" draw:layer="layout" svg:x1="21.909cm" svg:y1="8.277cm" svg:x2="23.248cm" svg:y2="8.273cm" draw:start-shape="id5" draw:start-glue-point="1" draw:end-shape="id6" draw:end-glue-point="3" svg:d="M21909 8277h670v-4h669">
          <text:p/>
        </draw:connector>
        <draw:rect draw:style-name="gr4" draw:text-style-name="P2" xml:id="id8" draw:id="id8" draw:layer="layout" svg:width="4.318cm" svg:height="1.612cm" svg:x="1.932cm" svg:y="4.627cm">
          <text:p text:style-name="P3"><text:span text:style-name="T1">Entrada </text:span></text:p>
          <text:p text:style-name="P3"><text:span text:style-name="T1">Encoder motor</text:span></text:p>
        </draw:rect>
        <draw:rect draw:style-name="gr4" draw:text-style-name="P2" xml:id="id7" draw:id="id7" draw:layer="layout" svg:width="4.318cm" svg:height="1.027cm" svg:x="1.932cm" svg:y="6.693cm">
          <text:p text:style-name="P3"><text:span text:style-name="T1">Puente H</text:span></text:p>
        </draw:rect>
        <draw:connector draw:style-name="gr7" draw:text-style-name="P1" draw:layer="layout" svg:x1="6.25cm" svg:y1="7.206cm" svg:x2="8.628cm" svg:y2="7.216cm" draw:start-shape="id7" draw:start-glue-point="1" draw:end-shape="id1" draw:end-glue-point="3" svg:d="M6250 7206h1189v10h1189">
          <text:p/>
        </draw:connector>
        <draw:connector draw:style-name="gr7" draw:text-style-name="P1" draw:layer="layout" svg:x1="8.628cm" svg:y1="5.426cm" svg:x2="6.25cm" svg:y2="5.433cm" draw:start-shape="id2" draw:start-glue-point="3" draw:end-shape="id8" svg:d="M8628 5426h-1189v7h-1189">
          <text:p/>
        </draw:connector>
        <draw:connector draw:style-name="gr7" draw:text-style-name="P1" draw:layer="layout" svg:x1="19.827cm" svg:y1="6.659cm" svg:x2="6.25cm" svg:y2="3.861cm" draw:start-shape="id4" draw:start-glue-point="0" draw:end-shape="id9" draw:end-glue-point="1" svg:d="M19827 6659v-2798h-135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27T12:25:43.88</dc:date>
    <dc:creator>ian </dc:creator>
    <meta:editing-duration>PT50M48S</meta:editing-duration>
    <meta:editing-cycles>29</meta:editing-cycles>
    <meta:generator>OpenOffice/4.1.3$Win32 OpenOffice.org_project/413m1$Build-9783</meta:generator>
    <meta:document-statistic meta:object-count="23"/>
  </office:meta>
</office:document-meta>
</file>